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ad65"/>
    </style:style>
    <style:style style:name="T1" style:family="text">
      <style:text-properties officeooo:rsid="001aad65"/>
    </style:style>
    <style:style style:name="T2" style:family="text">
      <style:text-properties officeooo:rsid="001c9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hub</text:span></text:p>
      <text:p text:style-name="P1"><text:span text:style-name="T1"/></text:p>
      <text:p text:style-name="P1"><text:span text:style-name="T1">-git rebase master</text:span></text:p>
      <text:p text:style-name="P1"><text:span text:style-name="T1">-git checkout AdrianaPineda/master</text:span></text:p>
      <text:p text:style-name="P1"><text:span text:style-name="T1">-git add.</text:span></text:p>
      <text:p text:style-name="P1"><text:span text:style-name="T1">-git commit -m “hola”</text:span></text:p>
      <text:p text:style-name="P1"><text:span text:style-name="T1">-git push </text:span><text:span text:style-name="T2">--hel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7:44:26</meta:creation-date>
    <dc:date>2013-02-24T17:49:58</dc:date>
    <meta:editing-duration>PT1M22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6" meta:word-count="17" meta:character-count="104" meta:non-whitespace-character-count="94"/>
  </office:meta>
</office:document-meta>
</file>